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10.892cm" style:rel-column-width="41987*"/>
    </style:style>
    <style:style style:name="Tabelle2.B" style:family="table-column">
      <style:table-column-properties style:column-width="6.108cm" style:rel-column-width="23548*"/>
    </style:style>
    <style:style style:name="Tabelle2.A1" style:family="table-cell">
      <style:table-cell-properties fo:padding="0cm" fo:border="none"/>
    </style:style>
    <style:style style:name="Tabelle3" style:family="table">
      <style:table-properties style:width="17cm" table:align="margins"/>
    </style:style>
    <style:style style:name="Tabelle3.A" style:family="table-column">
      <style:table-column-properties style:column-width="10.698cm" style:rel-column-width="41239*"/>
    </style:style>
    <style:style style:name="Tabelle3.B" style:family="table-column">
      <style:table-column-properties style:column-width="6.302cm" style:rel-column-width="24296*"/>
    </style:style>
    <style:style style:name="Tabelle3.A1" style:family="table-cell">
      <style:table-cell-properties fo:padding="0cm" fo:border="none"/>
    </style:style>
    <style:style style:name="Tabelle4" style:family="table">
      <style:table-properties style:width="17cm" table:align="margins"/>
    </style:style>
    <style:style style:name="Tabelle4.A" style:family="table-column">
      <style:table-column-properties style:column-width="10.603cm" style:rel-column-width="40872*"/>
    </style:style>
    <style:style style:name="Tabelle4.B" style:family="table-column">
      <style:table-column-properties style:column-width="6.398cm" style:rel-column-width="24663*"/>
    </style:style>
    <style:style style:name="Tabelle4.A1" style:family="table-cell">
      <style:table-cell-properties fo:padding="0cm" fo:border="none"/>
    </style:style>
    <style:style style:name="P1" style:family="paragraph" style:parent-style-name="Table_20_Contents">
      <style:text-properties style:font-name="Liberation Serif" fo:font-weight="bold" officeooo:rsid="00433144" officeooo:paragraph-rsid="0043314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5d9a02"/>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justify" style:justify-single-word="false"/>
      <style:text-properties style:font-name="Liberation Serif" fo:font-size="12pt" fo:font-weight="normal" officeooo:rsid="004334d3" officeooo:paragraph-rsid="004334d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4334d3" officeooo:paragraph-rsid="005921e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334d3" officeooo:paragraph-rsid="005aa2b8"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4334d3" officeooo:paragraph-rsid="005d164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4334d3" officeooo:paragraph-rsid="005d272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4af69" officeooo:paragraph-rsid="005921e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4af69" officeooo:paragraph-rsid="005aa2b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5d164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05d272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5921e7" officeooo:paragraph-rsid="005921e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officeooo:rsid="01e03e6a" officeooo:paragraph-rsid="004c98f8"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font-name="Liberation Serif" fo:font-size="10pt" fo:font-weight="normal" officeooo:rsid="01e03e6a" officeooo:paragraph-rsid="004c98f8"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 fo:font-size="14pt" fo:font-weight="bold" officeooo:rsid="005921e7" officeooo:paragraph-rsid="005921e7"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Liberation Serif" fo:font-size="14pt" fo:font-weight="bold" officeooo:rsid="005921e7" officeooo:paragraph-rsid="005d164c"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5921e7" officeooo:paragraph-rsid="005d2729"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Courier New" fo:font-size="11pt" fo:font-weight="normal" officeooo:rsid="005823cb" officeooo:paragraph-rsid="005921e7"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Courier New" fo:font-size="11pt" fo:font-weight="normal" officeooo:rsid="005823cb" officeooo:paragraph-rsid="005aa2b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Courier New" fo:font-size="11pt" fo:font-weight="normal" officeooo:rsid="005823cb" officeooo:paragraph-rsid="005c905f"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Courier New" fo:font-size="11pt" fo:font-weight="normal" officeooo:rsid="005823cb" officeooo:paragraph-rsid="005d164c"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Courier New" fo:font-size="11pt" fo:font-weight="normal" officeooo:rsid="005823cb" officeooo:paragraph-rsid="005d2729"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Courier New" fo:font-size="11pt" fo:font-weight="normal" officeooo:rsid="005d2729" officeooo:paragraph-rsid="005d2729"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Courier New" fo:font-size="11pt" fo:font-weight="bold" officeooo:rsid="005823cb" officeooo:paragraph-rsid="005aa2b8" style:font-size-asian="9.60000038146973pt" style:font-weight-asian="bold" style:font-size-complex="11pt" style:font-weight-complex="bold"/>
    </style:style>
    <style:style style:name="P26" style:family="paragraph" style:parent-style-name="Standard">
      <style:paragraph-properties fo:text-align="start" style:justify-single-word="false"/>
      <style:text-properties style:font-name="Courier New" fo:font-size="11pt" fo:font-weight="bold" officeooo:rsid="005823cb" officeooo:paragraph-rsid="005c905f" style:font-size-asian="9.60000038146973pt" style:font-weight-asian="bold" style:font-size-complex="11pt" style:font-weight-complex="bold"/>
    </style:style>
    <style:style style:name="P27" style:family="paragraph" style:parent-style-name="Standard">
      <style:paragraph-properties fo:text-align="start" style:justify-single-word="false"/>
      <style:text-properties style:font-name="Courier New" fo:font-size="11pt" fo:font-weight="bold" officeooo:rsid="005823cb" officeooo:paragraph-rsid="005d164c" style:font-size-asian="9.60000038146973pt" style:font-weight-asian="bold" style:font-size-complex="11pt" style:font-weight-complex="bold"/>
    </style:style>
    <style:style style:name="P28" style:family="paragraph" style:parent-style-name="Standard">
      <style:paragraph-properties fo:text-align="start" style:justify-single-word="false"/>
      <style:text-properties style:font-name="Courier New" fo:font-size="11pt" fo:font-weight="bold" officeooo:rsid="005823cb" officeooo:paragraph-rsid="005d2729" style:font-size-asian="9.60000038146973pt" style:font-weight-asian="bold" style:font-size-complex="11pt" style:font-weight-complex="bold"/>
    </style:style>
    <style:style style:name="P29" style:family="paragraph" style:parent-style-name="Standard">
      <style:paragraph-properties fo:text-align="start" style:justify-single-word="false"/>
      <style:text-properties style:font-name="Courier New" fo:font-size="11pt" fo:font-style="italic" fo:font-weight="normal" officeooo:rsid="005823cb" officeooo:paragraph-rsid="005c905f"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style:font-name="Courier New" fo:font-size="11pt" fo:font-style="italic" fo:font-weight="normal" officeooo:rsid="005823cb" officeooo:paragraph-rsid="005d164c" style:font-size-asian="9.60000038146973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style:font-name="Courier New" fo:font-size="11pt" fo:font-style="italic" fo:font-weight="normal" officeooo:rsid="005823cb" officeooo:paragraph-rsid="005d2729" style:font-size-asian="9.60000038146973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fo:break-before="page"/>
      <style:text-properties style:font-name="Liberation Serif" fo:font-size="14pt" fo:font-weight="bold" officeooo:rsid="005921e7" officeooo:paragraph-rsid="005aa2b8" style:font-size-asian="14pt" style:font-weight-asian="bold" style:font-size-complex="14pt" style:font-weight-complex="bold"/>
    </style:style>
    <style:style style:name="P33" style:family="paragraph" style:parent-style-name="Standard">
      <style:paragraph-properties fo:margin-top="0cm" fo:margin-bottom="0cm" loext:contextual-spacing="false" fo:text-align="start" style:justify-single-word="false"/>
      <style:text-properties style:font-name="Courier New" fo:font-size="11pt" fo:font-weight="normal" officeooo:rsid="005823cb" officeooo:paragraph-rsid="005aa2b8" style:font-size-asian="9.60000038146973pt" style:font-weight-asian="normal" style:font-size-complex="11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Courier New" fo:font-size="11pt" fo:font-weight="normal" officeooo:rsid="005823cb" officeooo:paragraph-rsid="005c905f" style:font-size-asian="9.60000038146973pt" style:font-weight-asian="normal" style:font-size-complex="11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Courier New" fo:font-size="11pt" fo:font-style="italic" fo:font-weight="bold" officeooo:rsid="005823cb" officeooo:paragraph-rsid="005c905f" style:font-size-asian="9.60000038146973pt" style:font-style-asian="italic" style:font-weight-asian="bold" style:font-size-complex="11pt" style:font-style-complex="italic" style:font-weight-complex="bold"/>
    </style:style>
    <style:style style:name="P36" style:family="paragraph" style:parent-style-name="Standard" style:list-style-name="L1">
      <style:paragraph-properties fo:text-align="start" style:justify-single-word="false"/>
      <style:text-properties style:font-name="Liberation Serif" fo:font-size="12pt" fo:font-weight="normal" officeooo:rsid="005921e7" officeooo:paragraph-rsid="005921e7"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ourier New" fo:font-size="11pt" fo:font-style="italic" fo:font-weight="normal" officeooo:rsid="005d2729" officeooo:paragraph-rsid="005d2729"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style:font-name="Courier New" fo:font-size="11pt" fo:font-style="italic" fo:font-weight="normal" officeooo:rsid="005823cb" officeooo:paragraph-rsid="005d2729"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margin-top="0cm" fo:margin-bottom="0cm" loext:contextual-spacing="false" fo:text-align="start" style:justify-single-word="false"/>
      <style:text-properties style:font-name="Courier New" fo:font-size="11pt" fo:font-style="italic" fo:font-weight="bold" officeooo:rsid="005823cb" officeooo:paragraph-rsid="005c905f" style:font-size-asian="9.60000038146973pt" style:font-style-asian="italic" style:font-weight-asian="bold" style:font-size-complex="11pt" style:font-style-complex="italic" style:font-weight-complex="bold"/>
    </style:style>
    <style:style style:name="P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5823cb"/>
    </style:style>
    <style:style style:name="T2" style:family="text">
      <style:text-properties officeooo:rsid="00571497"/>
    </style:style>
    <style:style style:name="T3" style:family="text">
      <style:text-properties officeooo:rsid="0022d049"/>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4c98f8" style:font-style-asian="normal" style:font-style-complex="normal"/>
    </style:style>
    <style:style style:name="T8" style:family="text">
      <style:text-properties fo:font-style="normal" officeooo:rsid="00840c47"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5f5af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5aa2b8"/>
    </style:style>
    <style:style style:name="T13" style:family="text">
      <style:text-properties officeooo:rsid="005d164c"/>
    </style:style>
    <style:style style:name="T14" style:family="text">
      <style:text-properties officeooo:rsid="005d2729"/>
    </style:style>
    <style:style style:name="T15" style:family="text">
      <style:text-properties officeooo:rsid="005f5af8"/>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ufgabe 1</text:p>
      <text:p text:style-name="P13"/>
      <text:list xml:id="list4267227413" text:style-name="L1">
        <text:list-item>
          <text:p text:style-name="P36">Eine rekursive Methode ruft sich selbst auf.</text:p>
        </text:list-item>
      </text:list>
      <text:p text:style-name="P9"/>
      <text:list xml:id="list125633234920810" text:continue-numbering="true" text:style-name="L1">
        <text:list-item>
          <text:p text:style-name="P36">Eine rekursive Methode hat mindestens einen Parameter (z.B. „länge“), dessen Wert sich beim rekursiven Aufruf ändert. Die Rekursion wird nicht mehr ausgeführt, wenn der Parameter einen bestimmten Wert erreicht (z.B. länge &lt; 10).</text:p>
        </text:list-item>
      </text:list>
      <text:p text:style-name="P9"/>
      <text:list xml:id="list125632822961978" text:continue-numbering="true" text:style-name="L1">
        <text:list-item>
          <text:p text:style-name="P36">Die Turtle befindet sich an der gleichen Position und schaut in die gleiche Richtung wie zu Beginn der Methode.</text:p>
        </text:list-item>
      </text:list>
      <text:p text:style-name="P9"/>
      <text:list xml:id="list125631808679111" text:continue-numbering="true" text:style-name="L1">
        <text:list-item>
          <text:p text:style-name="P36">Die Turtle befindet sich an einer bestimmten Stelle, bevor die Rekursion aufgerufen wird. Wenn der Aufruf dann beendet ist, soll sie sich von dieser Position aus weiter bewegen (z.B. den zweiten Ast des Baums zeichnen). Wenn die Turtle nach dem Aufruf der Methode eine andere Position / Blickrichtung hätte, könnte man die Zeichnung <text:span text:style-name="T15">kaum noch</text:span> korrekt steuern.</text:p>
        </text:list-item>
      </text:list>
      <text:p text:style-name="P9"/>
      <text:p text:style-name="P9"/>
      <text:p text:style-name="P16">Aufgabe 2</text:p>
      <text:p text:style-name="P9"/>
      <table:table table:name="Tabelle2" table:style-name="Tabelle2">
        <table:table-column table:style-name="Tabelle2.A"/>
        <table:table-column table:style-name="Tabelle2.B"/>
        <table:table-row>
          <table:table-cell table:style-name="Tabelle2.A1" office:value-type="string">
            <text:p text:style-name="P19"><text:span text:style-name="T4">public void baumRekursiv(double länge)</text:span><text:line-break/>{<text:line-break/><text:span text:style-name="T9"> <text:s text:c="2"/>// Grundform<text:line-break/></text:span> <text:s text:c="2"/>t.forward(länge);<text:line-break/></text:p>
            <text:p text:style-name="P19"><text:span text:style-name="T9"><text:s text:c="3"/>// Rekursion<text:line-break/></text:span> <text:s text:c="2"/>if (länge &gt; 3)<text:line-break/> <text:s text:c="2"/>{<text:line-break/><text:span text:style-name="T9"> <text:s text:c="5"/>// Ast nach links<text:line-break/></text:span> <text:s text:c="5"/>t.left(45);<text:line-break/> <text:s text:c="5"/>baumRekursiv(länge * 0.67);<text:line-break/><text:span text:style-name="T9"> <text:s text:c="5"/>// Ast nach rechts<text:line-break/></text:span> <text:s text:c="5"/>t.right(90);<text:line-break/> <text:s text:c="5"/>baumRekursiv(länge * 0.67);<text:line-break/><text:span text:style-name="T9"> <text:s text:c="5"/>// Drehe in ursprüngliche Richtung<text:line-break/></text:span> <text:s text:c="5"/>t.left(45);<text:line-break/> <text:s text:c="2"/>}<text:line-break/> <text:s text:c="7"/><text:line-break/><text:span text:style-name="T9"> <text:s text:c="2"/>// zurück zur Ausgangsposition<text:line-break/></text:span> <text:s text:c="2"/>t.penUp();<text:line-break/> <text:s text:c="2"/>t.back(länge);<text:line-break/> <text:s text:c="2"/>t.penDown();<text:line-break/>}</text:p>
          </table:table-cell>
          <table:table-cell table:style-name="Tabelle2.A1" office:value-type="string">
            <text:p text:style-name="P19"><text:span text:style-name="T4">public void main()</text:span><text:line-break/>{<text:line-break/> <text:s text:c="2"/>t.hideTurtle();<text:line-break/> <text:s text:c="2"/>t.setPos(0, -250);<text:line-break/> <text:s text:c="2"/>t.heading(0);<text:line-break/> <text:s text:c="2"/>baumRekursiv(200);<text:line-break/>}</text:p>
          </table:table-cell>
        </table:table-row>
      </table:table>
      <text:p text:style-name="P5"/>
      <text:p text:style-name="P5"/>
      <text:p text:style-name="P32">Aufgabe <text:span text:style-name="T12">3</text:span></text:p>
      <text:p text:style-name="P10"/>
      <table:table table:name="Tabelle3" table:style-name="Tabelle3">
        <table:table-column table:style-name="Tabelle3.A"/>
        <table:table-column table:style-name="Tabelle3.B"/>
        <table:table-row>
          <table:table-cell table:style-name="Tabelle3.A1" office:value-type="string">
            <text:p text:style-name="P20"><text:span text:style-name="T4">public void teppichRekursiv(double länge)</text:span><text:line-break/>{<text:line-break/> <text:s text:c="2"/>t.penDown();<text:line-break/> <text:s text:c="2"/>quadrat(länge);<text:line-break/> <text:s text:c="2"/>t.penUp();</text:p>
            <text:p text:style-name="P20"/>
            <text:p text:style-name="P20"><text:s text:c="3"/>if (länge &gt; 3.0)<text:line-break/> <text:s text:c="2"/>{</text:p>
            <text:p text:style-name="P20"><text:span text:style-name="T11"><text:s text:c="6"/>// 1. links<text:line-break/></text:span> <text:s text:c="5"/>t.left(90.0);<text:line-break/> <text:s text:c="5"/>t.forward(länge * 2.0 / 3.0);<text:line-break/> <text:s text:c="5"/>t.right(90.0);<text:line-break/> <text:s text:c="5"/>t.forward(länge / 3.0);<text:line-break/> <text:s text:c="5"/>teppichRekursiv(länge / 3.0);</text:p>
            <text:p text:style-name="P25"><text:s text:c="6"/><text:span text:style-name="T9">// 2. links oben</text:span></text:p>
            <text:p text:style-name="P20"><text:s text:c="6"/>t.forward(länge);<text:line-break/> <text:s text:c="5"/>teppichRekursiv(länge / 3.0);</text:p>
            <text:p text:style-name="P35"><text:s text:c="6"/>// 3. oben</text:p>
            <text:p text:style-name="P33"><text:s text:c="6"/>t.right(90.0); <text:span text:style-name="T9"><text:s text:c="4"/></text:span><text:line-break/> <text:s text:c="5"/>t.forward(länge);<text:line-break/> <text:s text:c="5"/>t.left(90.0);<text:line-break/> <text:s text:c="5"/>teppichRekursiv(länge / 3.0);</text:p>
            <text:p text:style-name="P35"><text:s text:c="6"/>// 4. rechts oben</text:p>
            <text:p text:style-name="P34"><text:s text:c="6"/>t.right(90.0);<text:line-break/> <text:s text:c="5"/>t.forward(länge);<text:line-break/> <text:s text:c="5"/>t.left(90.0);<text:line-break/> <text:s text:c="5"/>teppichRekursiv(länge / 3.0);</text:p>
            <text:p text:style-name="P34"><text:span text:style-name="T11"><text:s text:c="6"/>// 5. rechts<text:line-break/></text:span> <text:s text:c="5"/>t.left(180.0);<text:line-break/> <text:s text:c="5"/>t.forward(länge);<text:line-break/> <text:s text:c="5"/>t.right(180.0);<text:line-break/> <text:s text:c="5"/>teppichRekursiv(länge / 3.0);</text:p>
            <text:p text:style-name="P34"><text:span text:style-name="T11"><text:s text:c="6"/>// 6. rechts unten<text:line-break/></text:span> <text:s text:c="5"/>t.left(180.0);<text:line-break/> <text:s text:c="5"/>t.forward(länge);<text:line-break/> <text:s text:c="5"/>t.right(180.0);<text:line-break/> <text:s text:c="5"/>teppichRekursiv(länge / 3.0);</text:p>
            <text:p text:style-name="P34"><text:span text:style-name="T11"><text:s text:c="6"/>// 7. unten<text:line-break/></text:span> <text:s text:c="5"/>t.left(90.0);<text:line-break/> <text:s text:c="5"/>t.forward(länge);<text:line-break/> <text:s text:c="5"/>t.right(90.0);<text:line-break/> <text:s text:c="5"/>teppichRekursiv(länge / 3.0);</text:p>
            <text:p text:style-name="P34"><text:span text:style-name="T11"><text:s text:c="6"/>// 8. unten links<text:line-break/></text:span> <text:s text:c="5"/>t.left(90.0);<text:line-break/> <text:s text:c="5"/>t.forward(länge);<text:line-break/> <text:s text:c="5"/>t.right(90.0);<text:line-break/> <text:s text:c="5"/>teppichRekursiv(länge / 3.0);</text:p>
            <text:p text:style-name="P34"><text:span text:style-name="T11"><text:s text:c="6"/>// 9. zurück zum Ausgangspunkt<text:line-break/></text:span> <text:s text:c="5"/>t.forward(länge * 2.0 / 3.0);<text:line-break/> <text:s text:c="5"/>t.right(90.0);<text:line-break/> <text:s text:c="5"/>t.forward(länge * 2.0 / 3.0);<text:line-break/> <text:s text:c="5"/>t.left(90.0);<text:line-break/> <text:s text:c="2"/>}<text:line-break/>}</text:p>
          </table:table-cell>
          <table:table-cell table:style-name="Tabelle3.A1" office:value-type="string">
            <text:p text:style-name="P26">public void quadrat(</text:p>
            <text:p text:style-name="P26"><text:s text:c="3"/>double länge)</text:p>
            <text:p text:style-name="P20">{</text:p>
            <text:p text:style-name="P20"><text:s text:c="3"/>t.forward(länge);</text:p>
            <text:p text:style-name="P20"><text:s text:c="3"/>t.right(90);</text:p>
            <text:p text:style-name="P20"><text:s text:c="3"/>t.forward(länge);</text:p>
            <text:p text:style-name="P20"><text:s text:c="3"/>t.right(90);</text:p>
            <text:p text:style-name="P20"><text:s text:c="3"/>t.forward(länge);</text:p>
            <text:p text:style-name="P20"><text:s text:c="3"/>t.right(90);</text:p>
            <text:p text:style-name="P20"><text:s text:c="3"/>t.forward(länge);</text:p>
            <text:p text:style-name="P20"><text:s text:c="3"/>t.right(90);</text:p>
            <text:p text:style-name="P20">}</text:p>
            <text:p text:style-name="P20"/>
            <text:p text:style-name="P20"/>
            <text:p text:style-name="P21"><text:span text:style-name="T4">public void main()</text:span><text:line-break/>{<text:line-break/> <text:s text:c="2"/>t.hideTurtle();<text:line-break/> <text:s text:c="2"/>t.setPos(</text:p>
            <text:p text:style-name="P21"><text:s text:c="6"/>-122.0, -122.0);</text:p>
            <text:p text:style-name="P21"><text:s text:c="3"/>t.heading(0);</text:p>
            <text:p text:style-name="P21"/>
            <text:p text:style-name="P21"><text:s text:c="3"/><text:span text:style-name="T9">// Länge, die sich</text:span></text:p>
            <text:p text:style-name="P29"><text:s text:c="3"/>// mehrmals durch 3</text:p>
            <text:p text:style-name="P29"><text:s text:c="3"/>// teilen lässt</text:p>
            <text:p text:style-name="P21"><text:s text:c="3"/>teppichRekursiv(243.0);<text:line-break/>}</text:p>
          </table:table-cell>
        </table:table-row>
      </table:table>
      <text:p text:style-name="P17"><text:soft-page-break/>Aufgabe <text:span text:style-name="T13">4</text:span></text:p>
      <text:p text:style-name="P11"/>
      <text:p text:style-name="P27"><text:span text:style-name="T13">public </text:span>void dreieckRekursiv(double x1, double y1, double x2, double y2,</text:p>
      <text:p text:style-name="P27"><text:s text:c="28"/>double x3, double y3, int tiefe)</text:p>
      <text:p text:style-name="P22">{</text:p>
      <text:p text:style-name="P30"><text:s text:c="3"/>// Sonderfall: zeichne äußeres Dreieck</text:p>
      <text:p text:style-name="P22"><text:s text:c="3"/>if (tiefe == 0)</text:p>
      <text:p text:style-name="P22"><text:s text:c="3"/>{</text:p>
      <text:p text:style-name="P22"><text:s text:c="6"/>t.setPos(x1, y1);</text:p>
      <text:p text:style-name="P22"><text:s text:c="6"/>t.moveTo(x2, y2);</text:p>
      <text:p text:style-name="P22"><text:s text:c="6"/>t.moveTo(x3, y3);</text:p>
      <text:p text:style-name="P22"><text:s text:c="6"/>t.moveTo(x1, y1);</text:p>
      <text:p text:style-name="P22"><text:s text:c="3"/>}</text:p>
      <text:p text:style-name="P22"/>
      <text:p text:style-name="P30"><text:s text:c="3"/>// Berechne Mittelpunkte der Seiten</text:p>
      <text:p text:style-name="P22"><text:s text:c="3"/>double mx1 = (x1 + x2) / 2.0;</text:p>
      <text:p text:style-name="P22"><text:s text:c="3"/>double my1 = (y1 + y2) / 2.0; <text:s text:c="7"/></text:p>
      <text:p text:style-name="P22"/>
      <text:p text:style-name="P22"><text:s text:c="3"/>double mx2 = (x2 + x3) / 2.0;</text:p>
      <text:p text:style-name="P22"><text:s text:c="3"/>double my2 = (y2 + y3) / 2.0;</text:p>
      <text:p text:style-name="P22"/>
      <text:p text:style-name="P22"><text:s text:c="3"/>double mx3 = (x1 + x3) / 2.0;</text:p>
      <text:p text:style-name="P22"><text:s text:c="3"/>double my3 = (y1 + y3) / 2.0;</text:p>
      <text:p text:style-name="P22"><text:s text:c="8"/></text:p>
      <text:p text:style-name="P30"><text:s text:c="3"/>// Zeichne inneres Dreieck</text:p>
      <text:p text:style-name="P22"><text:s text:c="3"/>t.setPos(mx1, my1);</text:p>
      <text:p text:style-name="P22"><text:s text:c="3"/>t.moveTo(mx2, my2);</text:p>
      <text:p text:style-name="P22"><text:s text:c="3"/>t.moveTo(mx3, my3);</text:p>
      <text:p text:style-name="P22"><text:s text:c="3"/>t.moveTo(mx1, my1); <text:s text:c="7"/></text:p>
      <text:p text:style-name="P22"/>
      <text:p text:style-name="P30"><text:s text:c="3"/>// Rekursion</text:p>
      <text:p text:style-name="P22"><text:s text:c="3"/>if (tiefe &lt; maxtiefe – 1)<text:span text:style-name="T9"> <text:s text:c="3"/>// </text:span><text:span text:style-name="T10">maxtiefe als Attribut deklariert</text:span></text:p>
      <text:p text:style-name="P22"><text:s text:c="3"/>{</text:p>
      <text:p text:style-name="P22"><text:s text:c="6"/>dreieckRekursiv(x1, y1, mx1, my1, mx3, my3, tiefe+1);</text:p>
      <text:p text:style-name="P22"><text:s text:c="6"/>dreieckRekursiv(mx1, my1, x2, y2, mx2, my2, tiefe+1);</text:p>
      <text:p text:style-name="P22"><text:s text:c="6"/>dreieckRekursiv(mx3, my3, mx2, my2, x3, y3, tiefe+1);</text:p>
      <text:p text:style-name="P22"><text:s text:c="3"/>}</text:p>
      <text:p text:style-name="P22">}</text:p>
      <text:p text:style-name="P22"/>
      <text:p text:style-name="P22"/>
      <text:p text:style-name="P27">public void main()</text:p>
      <text:p text:style-name="P22">{</text:p>
      <text:p text:style-name="P22"><text:s text:c="3"/>t.clear();</text:p>
      <text:p text:style-name="P22"><text:s text:c="3"/>t.hideTurtle();</text:p>
      <text:p text:style-name="P22"><text:s text:c="3"/>t.setPenColor("black");</text:p>
      <text:p text:style-name="P22"/>
      <text:p text:style-name="P22"><text:s text:c="3"/>dreieckRekursiv(-350, -300, 0, 300, 350, -300, 0);</text:p>
      <text:p text:style-name="P22">}</text:p>
      <text:p text:style-name="P7"/>
      <text:p text:style-name="P7"/>
      <text:p text:style-name="P6"/>
      <text:p text:style-name="P5"/>
      <text:p text:style-name="P5"/>
      <text:p text:style-name="P5"/>
      <text:p text:style-name="P4"/>
      <text:p text:style-name="P4"/>
      <text:p text:style-name="P18"><text:soft-page-break/>Aufgabe <text:span text:style-name="T14">5</text:span></text:p>
      <text:p text:style-name="P12"/>
      <table:table table:name="Tabelle4" table:style-name="Tabelle4">
        <table:table-column table:style-name="Tabelle4.A"/>
        <table:table-column table:style-name="Tabelle4.B"/>
        <table:table-row>
          <table:table-cell table:style-name="Tabelle4.A1" office:value-type="string">
            <text:p text:style-name="P31">/*</text:p>
            <text:p text:style-name="P31"><text:s/>* Zeichnet rekursiv eine <text:span text:style-name="T14">Koch-Kurve.</text:span></text:p>
            <text:p text:style-name="P31"><text:s/>* Die Turtle muss an der richtigen Stelle</text:p>
            <text:p text:style-name="P31"><text:s/>* stehen und in die richtige Richtung</text:p>
            <text:p text:style-name="P31"><text:s/>* schauen.</text:p>
            <text:p text:style-name="P31"><text:s/>* Gezeichnet w<text:span text:style-name="T14">ird</text:span> nur in der untersten</text:p>
            <text:p text:style-name="P31"><text:s/>* Rekursionstiefe.</text:p>
            <text:p text:style-name="P31"><text:s/>*/</text:p>
            <text:p text:style-name="P28">public void kochRekursiv(double länge)</text:p>
            <text:p text:style-name="P23">{</text:p>
            <text:p text:style-name="P23"><text:s text:c="3"/>if (länge <text:span text:style-name="T14">&lt;=</text:span> 3.<text:span text:style-name="T14">0</text:span>)</text:p>
            <text:p text:style-name="P23"><text:s text:c="3"/><text:span text:style-name="T14">{</text:span></text:p>
            <text:p text:style-name="P23"><text:s text:c="6"/>t.forward(länge);</text:p>
            <text:p text:style-name="P23"><text:s text:c="3"/><text:span text:style-name="T14">}</text:span></text:p>
            <text:p text:style-name="P23"><text:s text:c="3"/><text:span text:style-name="T14">else</text:span></text:p>
            <text:p text:style-name="P23"><text:s text:c="3"/>{</text:p>
            <text:p text:style-name="P23"><text:s text:c="6"/>kochRekursiv(länge / <text:span text:style-name="T14">3.0</text:span>);</text:p>
            <text:p text:style-name="P23"><text:s text:c="6"/>t.left(60.0); <text:s text:c="11"/></text:p>
            <text:p text:style-name="P23"><text:s text:c="6"/>kochRekursiv(länge / <text:span text:style-name="T14">3.0</text:span>);</text:p>
            <text:p text:style-name="P23"><text:s text:c="6"/>t.right(120.0);</text:p>
            <text:p text:style-name="P23"><text:s text:c="6"/>kochRekursiv(länge / <text:span text:style-name="T14">3.0</text:span>);</text:p>
            <text:p text:style-name="P23"><text:s text:c="6"/>t.left(60.0);</text:p>
            <text:p text:style-name="P23"><text:s text:c="6"/>kochRekursiv(länge / <text:span text:style-name="T14">3.0</text:span>);</text:p>
            <text:p text:style-name="P23"><text:s text:c="3"/>}</text:p>
            <text:p text:style-name="P24">}</text:p>
          </table:table-cell>
          <table:table-cell table:style-name="Tabelle4.A1" office:value-type="string">
            <text:p text:style-name="P31"/>
            <text:p text:style-name="P31"/>
            <text:p text:style-name="P31"/>
            <text:p text:style-name="P31">/*</text:p>
            <text:p text:style-name="P31"><text:s/>* <text:span text:style-name="T14">Zeichnet eine </text:span></text:p>
            <text:p text:style-name="P37"><text:s/>* Schneeflocke aus drei</text:p>
            <text:p text:style-name="P37"><text:s/>* Koch-Kurven.</text:p>
            <text:p text:style-name="P31"><text:s/>*/</text:p>
            <text:p text:style-name="P23"><text:span text:style-name="T4">public void main(</text:span>)</text:p>
            <text:p text:style-name="P23">{</text:p>
            <text:p text:style-name="P23"><text:s text:c="3"/>t.hideTurtle();</text:p>
            <text:p text:style-name="P23"/>
            <text:p text:style-name="P23"><text:s text:c="3"/>t.setPos(-300.0, 180.0);</text:p>
            <text:p text:style-name="P23"><text:s text:c="3"/>t.heading(90);</text:p>
            <text:p text:style-name="P23"><text:s text:c="3"/>kochRekursiv(600.0);</text:p>
            <text:p text:style-name="P23"><text:s text:c="3"/>t.right(120);</text:p>
            <text:p text:style-name="P23"><text:s text:c="3"/>kochRekursiv(600.0);</text:p>
            <text:p text:style-name="P23"><text:s text:c="3"/>t.right(120);</text:p>
            <text:p text:style-name="P23"><text:s text:c="3"/>kochRekursiv(600.0);</text:p>
            <text:p text:style-name="P23">}</text:p>
          </table:table-cell>
        </table:table-row>
      </table:table>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raw:frame text:anchor-type="paragraph" draw:z-index="0" draw:name="Form1" draw:style-name="gr1" draw:text-style-name="P40" svg:width="1.795cm" svg:height="0.63cm" svg:x="15.161cm" svg:y="0.303cm"><draw:image xlink:href="Pictures/10000000000000580000001F196641809BB809C4.png" xlink:type="simple" xlink:show="embed" xlink:actuate="onLoad" loext:mime-type="image/png"><text:p/></draw:image></draw:frame></text:p>
      <text:p text:style-name="P15"><text:span text:style-name="T5">Autor: </text:span><text:span text:style-name="T6">Christian Pothmann – </text:span><text:a xlink:type="simple" xlink:href="https://cpothmann.de/" text:style-name="Internet_20_link" text:visited-style-name="Visited_20_Internet_20_Link"><text:span text:style-name="T6">c</text:span></text:a><text:a xlink:type="simple" xlink:href="https://cpothmann.de/" text:style-name="Internet_20_link" text:visited-style-name="Visited_20_Internet_20_Link"><text:span text:style-name="T8">pothmann.de</text:span></text:a><text:span text:style-name="T8">, f</text:span><text:span text:style-name="T6">reigegeben unter </text:span><text:a xlink:type="simple" xlink:href="https://creativecommons.org/licenses/by-nc-sa/4.0/" text:style-name="Internet_20_link" text:visited-style-name="Visited_20_Internet_20_Link"><text:span text:style-name="T6">CC BY-NC-SA 4.0</text:span></text:a><text:span text:style-name="T6">, </text:span><text:span text:style-name="T7">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3144" officeooo:paragraph-rsid="0043314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5d9a02"/>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5823cb"/>
    </style:style>
    <style:style style:name="MT2" style:family="text">
      <style:text-properties officeooo:rsid="00571497"/>
    </style:style>
    <style:style style:name="MT3"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Rekursive Grafik</text:span> – <text:span text:style-name="MT2">Lösung</text:spa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3">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2:56:30.959000000</dc:date>
    <meta:editing-duration>PT8H7M22S</meta:editing-duration>
    <meta:editing-cycles>65</meta:editing-cycles>
    <meta:generator>LibreOffice/6.2.5.2$Windows_X86_64 LibreOffice_project/1ec314fa52f458adc18c4f025c545a4e8b22c159</meta:generator>
    <meta:document-statistic meta:table-count="4" meta:image-count="0" meta:object-count="0" meta:page-count="4" meta:paragraph-count="129" meta:word-count="596" meta:character-count="4863" meta:non-whitespace-character-count="3672"/>
  </office:meta>
</office:document-meta>
</file>